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3.179cm"/>
    </style:style>
    <style:style style:name="gr2" style:family="graphic" style:parent-style-name="text">
      <style:graphic-properties draw:stroke="none" svg:stroke-color="#000000" draw:fill="none" draw:fill-color="#ffffff" fo:min-height="0.639cm"/>
    </style:style>
    <style:style style:name="gr3" style:family="graphic" style:parent-style-name="text">
      <style:graphic-properties draw:stroke="none" svg:stroke-color="#000000" draw:fill="none" draw:fill-color="#ffffff" fo:min-height="0.766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start"/>
      <style:text-properties style:text-line-through-style="none" fo:font-family="Arial" style:font-family-generic="swiss" style:font-pitch="variable" fo:font-size="10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text form:name="I Am Text Box 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I Am Text Box 2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frame draw:style-name="gr1" draw:text-style-name="P2" draw:layer="layout" svg:width="19.05cm" svg:height="6.587cm" svg:x="1.254cm" svg:y="1.361cm">
          <draw:text-box>
            <text:p text:style-name="P2"><text:span text:style-name="T2">Make sure you enable:</text:span></text:p>
            <text:p text:style-name="P2"><text:span text:style-name="T2">View -&gt; Toolbars -&gt; Form Controls</text:span></text:p>
            <text:p text:style-name="P2"><text:span text:style-name="T2"/></text:p>
            <text:p text:style-name="P2"><text:span text:style-name="T2">Edit field names and text type by clicking on the 'control' button on the Form Controls tab after selecting a field.</text:span></text:p>
            <text:p text:style-name="P2"><text:span text:style-name="T2"/></text:p>
            <text:p text:style-name="P2"><text:span text:style-name="T2">Note that only textbox fields are supported as of version 1.0.</text:span></text:p>
          </draw:text-box>
        </draw:frame>
        <draw:control draw:style-name="text" draw:text-style-name="P3" draw:layer="controls" svg:width="12.446cm" svg:height="1.27cm" svg:x="1.635cm" svg:y="11.795cm" draw:control="control1"/>
        <draw:control draw:style-name="text" draw:text-style-name="P3" draw:layer="controls" svg:width="12.319cm" svg:height="6.223cm" svg:x="1.762cm" svg:y="15.097cm" draw:control="control2"/>
        <draw:frame draw:style-name="gr2" draw:layer="layout" svg:width="7.112cm" svg:height="0.963cm" svg:x="1.635cm" svg:y="13.827cm">
          <draw:text-box>
            <text:p>Multi Line Text Below:</text:p>
          </draw:text-box>
        </draw:frame>
        <draw:frame draw:style-name="gr3" draw:layer="layout" svg:width="8.89cm" svg:height="1.016cm" svg:x="1.635cm" svg:y="10.375cm">
          <draw:text-box>
            <text:p>Single Line Text Box Below:</text:p>
          </draw:text-box>
        </draw:frame>
        <officeooo:annotation svg:x="0cm" svg:y="0cm">
          <dc:creator>Hanzala Ahmad</dc:creator>
          <dc:date>2020-08-24T09:20:00</dc:date>
          <text:p>Make sure you enable:</text:p>
          <text:p>View -&gt; Toolbars -&gt; Form Controls</text:p>
          <text:p/>
          <text:p>edit field names and line types by clicking on the 'control' button on the Form Controls tab.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zala Ahmad</meta:initial-creator>
    <meta:creation-date>2020-08-24T09:12:24.91</meta:creation-date>
    <dc:date>2020-08-24T09:28:20.72</dc:date>
    <dc:creator>Hanzala Ahmad</dc:creator>
    <meta:editing-duration>PT15M56S</meta:editing-duration>
    <meta:editing-cycles>3</meta:editing-cycles>
    <meta:generator>OpenOffice/4.1.7$Win32 OpenOffice.org_project/417m1$Build-9800</meta:generator>
    <meta:document-statistic meta:object-count="5"/>
  </office:meta>
</office:document-meta>
</file>